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" svg:font-family="'Office Code Pro'"/>
    <style:font-face style:name="Overpass Mono1" svg:font-family="'Overpass Mono'"/>
    <style:font-face style:name="Overpass Mono3" svg:font-family="'Overpass Mono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ffice Code Pro1" svg:font-family="'Office Code Pro'" style:font-pitch="variable"/>
    <style:font-face style:name="Overpass Mono" svg:font-family="'Overpass Mono'" style:font-pitch="variable"/>
    <style:font-face style:name="Liberation Sans2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2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76cm"/>
    </style:style>
    <style:style style:name="gr2" style:family="graphic" style:parent-style-name="standard">
      <style:graphic-properties draw:stroke="solid" svg:stroke-color="#000000" draw:fill="none" draw:fill-color="#ffffff" fo:min-height="0.915cm"/>
    </style:style>
    <style:style style:name="gr3" style:family="graphic" style:parent-style-name="standard">
      <style:graphic-properties draw:stroke="solid" svg:stroke-color="#0000cc" draw:fill="solid" draw:fill-color="#9999ff" fo:min-height="0.915cm"/>
    </style:style>
    <style:style style:name="gr4" style:family="graphic" style:parent-style-name="standard">
      <style:graphic-properties draw:stroke="solid" svg:stroke-color="#000000" draw:fill="none" draw:fill-color="#ffffff" fo:min-height="1.017cm"/>
    </style:style>
    <style:style style:name="gr5" style:family="graphic" style:parent-style-name="standard">
      <style:graphic-properties draw:stroke="none" svg:stroke-color="#000000" draw:fill="none" draw:fill-color="#ffffff" fo:min-height="9.021cm"/>
    </style:style>
    <style:style style:name="gr6" style:family="graphic" style:parent-style-name="objectwithoutfill">
      <style:graphic-properties svg:stroke-color="#b2b2b2" draw:fill="none" draw:textarea-vertical-align="middle"/>
    </style:style>
    <style:style style:name="gr7" style:family="graphic" style:parent-style-name="standard">
      <style:graphic-properties draw:stroke="solid" svg:stroke-color="#0000cc" draw:fill="solid" draw:fill-color="#9999ff" fo:min-height="0.893cm"/>
    </style:style>
    <style:style style:name="gr8" style:family="graphic" style:parent-style-name="standard">
      <style:graphic-properties draw:stroke="none" svg:stroke-color="#000000" draw:fill="none" draw:fill-color="#ffffff" fo:min-height="12.821cm"/>
    </style:style>
    <style:style style:name="P1" style:family="paragraph">
      <style:paragraph-properties style:text-autospace="none"/>
      <style:text-properties style:font-name="Overpass Mono3" fo:font-size="8pt" style:font-size-asian="8pt" style:font-size-complex="8pt"/>
    </style:style>
    <style:style style:name="P2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3" fo:font-size="8pt" fo:language="en" fo:country="none" fo:font-weight="bold" style:font-name-asian="Overpass Mono1" style:font-size-asian="8pt" style:font-weight-asian="bold" style:font-name-complex="Overpass Mono1" style:font-size-complex="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Overpass"/>
    </style:style>
    <style:style style:name="P5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3"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999988" style:text-outline="false" style:text-line-through-style="none" style:text-line-through-type="none" style:font-name="Overpass Mono3" fo:font-size="8pt" fo:language="en" fo:country="none" fo:font-style="italic" fo:text-shadow="none" style:text-underline-style="none" style:letter-kerning="true" style:font-name-asian="Office Code Pro" style:font-size-asian="8pt" style:font-style-asian="italic" style:font-name-complex="Office Code Pro" style:font-size-complex="8pt" style:font-style-complex="italic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Overpass Mono3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Overpass Mono3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6b3" style:text-outline="false" style:text-line-through-style="none" style:text-line-through-type="none" style:font-name="Overpass Mono3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Overpass Mono3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verpass Mono3" fo:font-size="8pt" fo:language="en" fo:country="none" fo:font-style="normal" fo:text-shadow="none" style:text-underline-style="none" fo:font-weight="normal" style:letter-kerning="true" style:font-name-asian="Office Code Pro" style:font-size-asian="8pt" style:font-style-asian="normal" style:font-weight-asian="normal" style:font-name-complex="Office Code Pro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6b3" style:text-outline="false" style:text-line-through-style="none" style:text-line-through-type="none" style:font-name="Overpass Mono3" fo:font-size="8pt" fo:language="en" fo:country="none" fo:font-style="normal" fo:text-shadow="none" style:text-underline-style="none" fo:font-weight="normal" style:letter-kerning="true" style:font-name-asian="Office Code Pro" style:font-size-asian="8pt" style:font-style-asian="normal" style:font-weight-asian="normal" style:font-name-complex="Office Code Pro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verpass"/>
    </style:style>
    <style:style style:name="T9" style:family="text">
      <style:text-properties fo:color="#ffffff" style:font-name="Overpass ExtraBold"/>
    </style:style>
    <style:style style:name="T10" style:family="text">
      <style:text-properties style:font-name="Overpass" fo:font-size="10pt" style:font-size-asian="10pt" style:font-size-complex="10pt"/>
    </style:style>
    <style:style style:name="T11" style:family="text">
      <style:text-properties fo:font-variant="normal" fo:text-transform="none" fo:color="#990000" style:text-outline="false" style:text-line-through-style="none" style:text-line-through-type="none" style:font-name="Overpass Mono3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verpass Mono3" fo:font-size="8pt" fo:language="en" fo:country="none" fo:font-style="italic" fo:text-shadow="none" style:text-underline-style="none" style:letter-kerning="true" style:font-name-asian="Office Code Pro" style:font-size-asian="8pt" style:font-style-asian="italic" style:font-name-complex="Office Code Pro" style:font-size-complex="8pt" style:font-style-complex="italic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80" style:text-outline="false" style:text-line-through-style="none" style:text-line-through-type="none" style:font-name="Overpass Mono3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9999" style:text-outline="false" style:text-line-through-style="none" style:text-line-through-type="none" style:font-name="Overpass Mono3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Overpass Mono3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80" style:text-outline="false" style:text-line-through-style="none" style:text-line-through-type="none" style:font-name="Overpass Mono3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Overpass Mono3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6b3" style:text-outline="false" style:text-line-through-style="none" style:text-line-through-type="none" style:font-name="Overpass Mono3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99" style:text-outline="false" style:text-line-through-style="none" style:text-line-through-type="none" style:font-name="Overpass Mono3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653cm" svg:height="6.763cm" svg:x="1cm" svg:y="3.794cm">
          <draw:text-box>
            <text:p text:style-name="P1"><text:span text:style-name="T1"># STEP 2: MAKE LIST OF POSITIONS</text:span><text:span text:style-name="T1"><text:line-break/></text:span><text:span text:style-name="T2">for </text:span><text:span text:style-name="T3">chord </text:span><text:span text:style-name="T2">in </text:span><text:span text:style-name="T3">chordsList</text:span><text:span text:style-name="T2">:</text:span><text:span text:style-name="T2"><text:line-break/></text:span><text:span text:style-name="T2"> <text:s text:c="3"/></text:span><text:span text:style-name="T1"># Numbers at which chord notes are (1 = C, 2 = C#...)</text:span><text:span text:style-name="T1"><text:line-break/></text:span><text:span text:style-name="T1"> <text:s text:c="3"/></text:span><text:span text:style-name="T3">chord_notes </text:span><text:span text:style-name="T2">= </text:span><text:span text:style-name="T3">[]</text:span><text:span text:style-name="T3"><text:line-break/></text:span><text:span text:style-name="T3"> <text:s text:c="3"/></text:span><text:span text:style-name="T2">for </text:span><text:span text:style-name="T3">s </text:span><text:span text:style-name="T2">in </text:span><text:span text:style-name="T3">chord</text:span><text:span text:style-name="T2">:</text:span><text:span text:style-name="T2"><text:line-break/></text:span><text:span text:style-name="T2"> <text:s text:c="7"/>try:</text:span><text:span text:style-name="T2"><text:line-break/></text:span><text:span text:style-name="T2"> <text:s text:c="11"/></text:span><text:span text:style-name="T1"># Try converting the string to a number</text:span><text:span text:style-name="T1"><text:line-break/></text:span><text:span text:style-name="T1"> <text:s text:c="11"/></text:span><text:span text:style-name="T3">num </text:span><text:span text:style-name="T2">= </text:span><text:span text:style-name="T4">int</text:span><text:span text:style-name="T3">(s)</text:span><text:span text:style-name="T3"><text:line-break/></text:span><text:span text:style-name="T3"> <text:s text:c="11"/></text:span><text:span text:style-name="T1"># Append the positions</text:span><text:span text:style-name="T1"><text:line-break/></text:span><text:span text:style-name="T1"> <text:s text:c="11"/></text:span><text:span text:style-name="T3">chord_notes.append(num)</text:span><text:span text:style-name="T3"><text:line-break/></text:span><text:span text:style-name="T3"> <text:s text:c="7"/></text:span><text:span text:style-name="T2">except:</text:span><text:span text:style-name="T2"><text:line-break/></text:span><text:span text:style-name="T2"> <text:s text:c="11"/></text:span><text:span text:style-name="T1"># Go to next element if the string can't be converted to a number</text:span><text:span text:style-name="T1"><text:line-break/></text:span><text:span text:style-name="T1"> <text:s text:c="11"/></text:span><text:span text:style-name="T5">pass</text:span><text:span text:style-name="T5"><text:line-break/></text:span><text:span text:style-name="T5"> <text:s text:c="3"/></text:span><text:span text:style-name="T6">chordPossList.append(chord_notes)</text:span><text:span text:style-name="T6"><text:line-break/></text:span><text:span text:style-name="T7">print</text:span><text:span text:style-name="T6">(chordPossList)</text:span><text:span text:style-name="T6"><text:line-break/></text:span><text:span text:style-name="T7">print</text:span><text:span text:style-name="T6">(</text:span><text:span text:style-name="T7">len</text:span><text:span text:style-name="T6">(chordPossList))</text:span></text:p>
          </draw:text-box>
        </draw:frame>
        <draw:frame draw:style-name="gr2" draw:text-style-name="P4" draw:layer="layout" svg:width="1.397cm" svg:height="1.165cm" svg:x="1.254cm" svg:y="1.235cm">
          <draw:text-box>
            <text:p text:style-name="P3"><text:span text:style-name="T8">Fig</text:span></text:p>
          </draw:text-box>
        </draw:frame>
        <draw:frame draw:style-name="gr3" draw:text-style-name="P5" draw:layer="layout" svg:width="2.286cm" svg:height="1.165cm" svg:x="2.651cm" svg:y="1.235cm">
          <draw:text-box>
            <text:p text:style-name="P3"><text:span text:style-name="T9">A04</text:span></text:p>
          </draw:text-box>
        </draw:frame>
        <draw:frame draw:style-name="gr4" draw:text-style-name="P6" draw:layer="layout" svg:width="3.683cm" svg:height="1.267cm" svg:x="1.254cm" svg:y="2.4cm">
          <draw:text-box>
            <text:p text:style-name="P3"><text:span text:style-name="T10">Code written during session on 11 Sep 18</text:span></text:p>
          </draw:text-box>
        </draw:frame>
        <draw:frame draw:style-name="gr5" draw:text-style-name="P7" draw:layer="layout" svg:width="21.463cm" svg:height="9.271cm" svg:x="1cm" svg:y="11.287cm">
          <draw:text-box>
            <text:p text:style-name="P1"><text:span text:style-name="T2">def </text:span><text:span text:style-name="T11">writeToChordsFile_2</text:span><text:span text:style-name="T3">(</text:span><text:span text:style-name="T12">CL</text:span><text:span text:style-name="T3">, </text:span><text:span text:style-name="T12">CPL</text:span><text:span text:style-name="T3">, </text:span><text:span text:style-name="T12">output_file</text:span><text:span text:style-name="T2">=</text:span><text:span text:style-name="T13">"../input_dataset_binaries_2.txt"</text:span><text:span text:style-name="T3">)</text:span><text:span text:style-name="T2">:</text:span><text:span text:style-name="T2"><text:line-break/></text:span><text:span text:style-name="T2"> <text:s text:c="3"/></text:span><text:span text:style-name="T3">SPACE_LENGTH </text:span><text:span text:style-name="T2">= </text:span><text:span text:style-name="T14">10</text:span><text:span text:style-name="T14"><text:line-break/></text:span><text:span text:style-name="T14"> <text:s text:c="3"/></text:span><text:span text:style-name="T2">try:</text:span><text:span text:style-name="T2"><text:line-break/></text:span><text:span text:style-name="T2"> <text:s text:c="7"/>with </text:span><text:span text:style-name="T4">open</text:span><text:span text:style-name="T3">(</text:span><text:span text:style-name="T12">output_file</text:span><text:span text:style-name="T3">, </text:span><text:span text:style-name="T13">'w'</text:span><text:span text:style-name="T3">) </text:span><text:span text:style-name="T2">as </text:span><text:span text:style-name="T3">chordsFile</text:span><text:span text:style-name="T2">:</text:span><text:span text:style-name="T2"><text:line-break/></text:span><text:span text:style-name="T2"> <text:s text:c="11"/>for </text:span><text:span text:style-name="T3">chord_type </text:span><text:span text:style-name="T2">in </text:span><text:span text:style-name="T4">range</text:span><text:span text:style-name="T3">(</text:span><text:span text:style-name="T4">len</text:span><text:span text:style-name="T3">(</text:span><text:span text:style-name="T12">CPL</text:span><text:span text:style-name="T3">))</text:span><text:span text:style-name="T2">:</text:span><text:span text:style-name="T2"><text:line-break/></text:span><text:span text:style-name="T2"> <text:s text:c="15"/>for </text:span><text:span text:style-name="T3">chord </text:span><text:span text:style-name="T2">in </text:span><text:span text:style-name="T4">range</text:span><text:span text:style-name="T3">(</text:span><text:span text:style-name="T4">len</text:span><text:span text:style-name="T3">(</text:span><text:span text:style-name="T12">CPL</text:span><text:span text:style-name="T3">[chord_type]))</text:span><text:span text:style-name="T2">: </text:span><text:span text:style-name="T1"># len: 444</text:span><text:span text:style-name="T1"><text:line-break/></text:span><text:span text:style-name="T1"> <text:s text:c="19"/># Write the chord name</text:span><text:span text:style-name="T1"><text:line-break/></text:span><text:span text:style-name="T1"> <text:s text:c="19"/></text:span><text:span text:style-name="T3">chordsFile.write(</text:span><text:span text:style-name="T12">CL</text:span><text:span text:style-name="T3">[chord_type][</text:span><text:span text:style-name="T14">0</text:span><text:span text:style-name="T3">] </text:span><text:span text:style-name="T2">+ </text:span><text:span text:style-name="T3">((SPACE_LENGTH </text:span><text:span text:style-name="T2">- </text:span><text:span text:style-name="T4">len</text:span><text:span text:style-name="T3">(</text:span><text:span text:style-name="T12">CL</text:span><text:span text:style-name="T3">[chord_type][</text:span><text:span text:style-name="T14">0</text:span><text:span text:style-name="T3">])) </text:span><text:span text:style-name="T2">* </text:span><text:span text:style-name="T13">" "</text:span><text:span text:style-name="T3">))</text:span><text:span text:style-name="T3"><text:line-break/></text:span><text:span text:style-name="T3"> <text:s text:c="19"/></text:span><text:span text:style-name="T1"># Write a vector of 128 0s and 1s, with 1s at the specified indeces in CPL</text:span><text:span text:style-name="T1"><text:line-break/></text:span><text:span text:style-name="T1"> <text:s text:c="19"/></text:span><text:span text:style-name="T2">for </text:span><text:span text:style-name="T3">note </text:span><text:span text:style-name="T2">in </text:span><text:span text:style-name="T4">range</text:span><text:span text:style-name="T3">(</text:span><text:span text:style-name="T14">128</text:span><text:span text:style-name="T3">)</text:span><text:span text:style-name="T2">:</text:span><text:span text:style-name="T2"><text:line-break/></text:span><text:span text:style-name="T2"> <text:s text:c="23"/>if </text:span><text:span text:style-name="T3">note </text:span><text:span text:style-name="T2">in </text:span><text:span text:style-name="T12">CPL</text:span><text:span text:style-name="T3">[chord_type][chord]</text:span><text:span text:style-name="T2">:</text:span><text:span text:style-name="T2"><text:line-break/></text:span><text:span text:style-name="T2"> <text:s text:c="27"/></text:span><text:span text:style-name="T3">chordsFile.write(</text:span><text:span text:style-name="T13">"1 "</text:span><text:span text:style-name="T3">)</text:span><text:span text:style-name="T3"><text:line-break/></text:span><text:span text:style-name="T3"> <text:s text:c="23"/></text:span><text:span text:style-name="T2">else:</text:span><text:span text:style-name="T2"><text:line-break/></text:span><text:span text:style-name="T2"> <text:s text:c="27"/></text:span><text:span text:style-name="T3">chordsFile.write(</text:span><text:span text:style-name="T13">"0 "</text:span><text:span text:style-name="T3">)</text:span><text:span text:style-name="T3"><text:line-break/></text:span><text:span text:style-name="T3"> <text:s text:c="19"/></text:span><text:span text:style-name="T1"># Write a newline</text:span><text:span text:style-name="T1"><text:line-break/></text:span><text:span text:style-name="T1"> <text:s text:c="19"/></text:span><text:span text:style-name="T15">chordsFile.write(</text:span><text:span text:style-name="T16">"</text:span><text:span text:style-name="T17">\n</text:span><text:span text:style-name="T16">"</text:span><text:span text:style-name="T15">)</text:span><text:span text:style-name="T15"><text:line-break/></text:span><text:span text:style-name="T15"> <text:s text:c="3"/></text:span><text:span text:style-name="T5">except </text:span><text:span text:style-name="T18">Exception </text:span><text:span text:style-name="T5">as </text:span><text:span text:style-name="T15">e</text:span><text:span text:style-name="T5">:</text:span><text:span text:style-name="T5"><text:line-break/></text:span><text:span text:style-name="T5"> <text:s text:c="7"/></text:span><text:span text:style-name="T7">print</text:span><text:span text:style-name="T6">(e)</text:span></text:p>
          </draw:text-box>
        </draw:frame>
        <draw:line draw:style-name="gr6" draw:text-style-name="P8" draw:layer="layout" svg:x1="1cm" svg:y1="10.973cm" svg:x2="26.94cm" svg:y2="10.973cm">
          <text:p/>
        </draw:line>
        <draw:frame draw:style-name="gr2" draw:text-style-name="P4" draw:layer="layout" svg:width="1.397cm" svg:height="1.165cm" svg:x="12.557cm" svg:y="15.605cm">
          <draw:text-box>
            <text:p text:style-name="P3"><text:span text:style-name="T8">Fig</text:span></text:p>
          </draw:text-box>
        </draw:frame>
        <draw:frame draw:style-name="gr7" draw:text-style-name="P5" draw:layer="layout" svg:width="2.286cm" svg:height="1.165cm" svg:x="13.954cm" svg:y="15.605cm">
          <draw:text-box>
            <text:p text:style-name="P3"><text:span text:style-name="T9">A06</text:span></text:p>
          </draw:text-box>
        </draw:frame>
        <draw:frame draw:style-name="gr4" draw:text-style-name="P6" draw:layer="layout" svg:width="3.683cm" svg:height="1.775cm" svg:x="12.557cm" svg:y="16.77cm">
          <draw:text-box>
            <text:p text:style-name="P3"><text:span text:style-name="T10">Code written during session on 18 Sep 18</text:span></text:p>
          </draw:text-box>
        </draw:frame>
      </draw:page>
      <draw:page draw:name="page2" draw:style-name="dp1" draw:master-page-name="Default">
        <draw:frame draw:style-name="gr8" draw:text-style-name="P7" draw:layer="layout" svg:width="19.939cm" svg:height="13.071cm" svg:x="1cm" svg:y="4.175cm">
          <draw:text-box>
            <text:p text:style-name="P1"><text:span text:style-name="T3"><text:s text:c="4"/></text:span><text:span text:style-name="T1"># STEP 3: CONVERT NOTE NUMBER DISTANCES TO MIDI NUMBERS</text:span><text:span text:style-name="T1"><text:line-break/></text:span><text:span text:style-name="T1"> <text:s text:c="3"/></text:span><text:span text:style-name="T2">for </text:span><text:span text:style-name="T3">chord_iteration </text:span><text:span text:style-name="T2">in </text:span><text:span text:style-name="T4">range</text:span><text:span text:style-name="T3">(</text:span><text:span text:style-name="T4">len</text:span><text:span text:style-name="T3">(chordPossList))</text:span><text:span text:style-name="T2">: </text:span><text:span text:style-name="T1"># All chord types</text:span><text:span text:style-name="T1"><text:line-break/></text:span><text:span text:style-name="T1"> <text:s text:c="7"/></text:span><text:span text:style-name="T3">chordMIDINumbersList.append([])</text:span><text:span text:style-name="T3"><text:line-break/></text:span><text:span text:style-name="T3"> <text:s text:c="7"/></text:span><text:span text:style-name="T2">for </text:span><text:span text:style-name="T3">oct_num </text:span><text:span text:style-name="T2">in </text:span><text:span text:style-name="T4">range</text:span><text:span text:style-name="T3">(</text:span><text:span text:style-name="T14">11</text:span><text:span text:style-name="T3">)</text:span><text:span text:style-name="T2">: <text:s text:c="20"/></text:span><text:span text:style-name="T1"># All possible MIDI octaves</text:span><text:span text:style-name="T1"><text:line-break/></text:span><text:span text:style-name="T1"> <text:s text:c="11"/></text:span><text:span text:style-name="T3">temp </text:span><text:span text:style-name="T2">= </text:span><text:span text:style-name="T3">[]</text:span><text:span text:style-name="T3"><text:line-break/></text:span><text:span text:style-name="T3"> <text:s text:c="11"/></text:span><text:span text:style-name="T2">for </text:span><text:span text:style-name="T3">note_num </text:span><text:span text:style-name="T2">in </text:span><text:span text:style-name="T4">range</text:span><text:span text:style-name="T3">(</text:span><text:span text:style-name="T4">len</text:span><text:span text:style-name="T3">(chordPossList[chord_iteration]))</text:span><text:span text:style-name="T2">:</text:span><text:span text:style-name="T1"><text:line-break/></text:span><text:span text:style-name="T1"> <text:s text:c="19"/></text:span><text:span text:style-name="T3">temp.append((</text:span><text:span text:style-name="T14">12 </text:span><text:span text:style-name="T2">* </text:span><text:span text:style-name="T3">oct_num) </text:span><text:span text:style-name="T2">+ </text:span><text:span text:style-name="T3">(chordPossList[chord_iteration][note_num] </text:span><text:span text:style-name="T2">- </text:span><text:span text:style-name="T14">1</text:span><text:span text:style-name="T3">))</text:span><text:span text:style-name="T3"><text:line-break/></text:span><text:span text:style-name="T3"> <text:s text:c="11"/></text:span><text:span text:style-name="T2">if </text:span><text:span text:style-name="T3">no_greater_than_127(temp)</text:span><text:span text:style-name="T2">:</text:span><text:span text:style-name="T2"><text:line-break/></text:span><text:span text:style-name="T2"> <text:s text:c="15"/></text:span><text:span text:style-name="T3">chordMIDINumbersList[chord_iteration].append(temp)</text:span><text:span text:style-name="T3"><text:line-break/></text:span><text:span text:style-name="T3"> <text:s text:c="3"/></text:span><text:span text:style-name="T4">print</text:span><text:span text:style-name="T3">(chordMIDINumbersList)</text:span><text:span text:style-name="T3"><text:line-break/></text:span><text:span text:style-name="T3"> <text:s text:c="3"/></text:span><text:span text:style-name="T4">print</text:span><text:span text:style-name="T3">(</text:span><text:span text:style-name="T4">len</text:span><text:span text:style-name="T3">(chordMIDINumbersList))</text:span><text:span text:style-name="T3"><text:line-break/></text:span><text:span text:style-name="T3"> <text:s text:c="3"/></text:span><text:span text:style-name="T4">print</text:span><text:span text:style-name="T3">(</text:span><text:span text:style-name="T4">str</text:span><text:span text:style-name="T3">(count3DLayeredList2D(chordMIDINumbersList)))</text:span><text:span text:style-name="T3"><text:line-break/></text:span><text:span text:style-name="T3"><text:line-break/></text:span><text:span text:style-name="T2">def </text:span><text:span text:style-name="T11">no_greater_than_127</text:span><text:span text:style-name="T3">(</text:span><text:span text:style-name="T12">l</text:span><text:span text:style-name="T3">)</text:span><text:span text:style-name="T2">:</text:span><text:span text:style-name="T2"><text:line-break/></text:span><text:span text:style-name="T2"> <text:s text:c="3"/>for </text:span><text:span text:style-name="T3">n </text:span><text:span text:style-name="T2">in </text:span><text:span text:style-name="T12">l</text:span><text:span text:style-name="T2">:</text:span><text:span text:style-name="T2"><text:line-break/></text:span><text:span text:style-name="T2"> <text:s text:c="7"/>if </text:span><text:span text:style-name="T3">n </text:span><text:span text:style-name="T2">&gt; </text:span><text:span text:style-name="T14">127</text:span><text:span text:style-name="T2">:</text:span><text:span text:style-name="T2"><text:line-break/></text:span><text:span text:style-name="T2"> <text:s text:c="11"/>return False</text:span><text:span text:style-name="T2"><text:line-break/></text:span><text:span text:style-name="T2"> <text:s text:c="3"/>return True</text:span><text:span text:style-name="T2"><text:line-break/></text:span><text:span text:style-name="T2"><text:line-break/></text:span><text:span text:style-name="T2">def </text:span><text:span text:style-name="T11">count3DLayeredList2D</text:span><text:span text:style-name="T3">(</text:span><text:span text:style-name="T12">ll</text:span><text:span text:style-name="T3">)</text:span><text:span text:style-name="T2">:</text:span><text:span text:style-name="T2"><text:line-break/></text:span><text:span text:style-name="T2"> <text:s text:c="3"/></text:span><text:span text:style-name="T3">k </text:span><text:span text:style-name="T2">= </text:span><text:span text:style-name="T14">0</text:span><text:span text:style-name="T14"><text:line-break/></text:span><text:span text:style-name="T14"> <text:s text:c="3"/></text:span><text:span text:style-name="T2">for </text:span><text:span text:style-name="T3">a </text:span><text:span text:style-name="T2">in </text:span><text:span text:style-name="T4">range</text:span><text:span text:style-name="T3">(</text:span><text:span text:style-name="T4">len</text:span><text:span text:style-name="T3">(</text:span><text:span text:style-name="T12">ll</text:span><text:span text:style-name="T3">))</text:span><text:span text:style-name="T2">:</text:span><text:span text:style-name="T2"><text:line-break/></text:span><text:span text:style-name="T2"> <text:s text:c="7"/>for </text:span><text:span text:style-name="T3">b </text:span><text:span text:style-name="T2">in </text:span><text:span text:style-name="T4">range</text:span><text:span text:style-name="T3">(</text:span><text:span text:style-name="T4">len</text:span><text:span text:style-name="T3">(</text:span><text:span text:style-name="T12">ll</text:span><text:span text:style-name="T15">[a]))</text:span><text:span text:style-name="T5">:</text:span><text:span text:style-name="T5"><text:line-break/></text:span><text:span text:style-name="T5"> <text:s text:c="11"/></text:span><text:span text:style-name="T15">k </text:span><text:span text:style-name="T5">+= </text:span><text:span text:style-name="T19">1</text:span><text:span text:style-name="T19"><text:line-break/></text:span><text:span text:style-name="T19"> <text:s text:c="3"/></text:span><text:span text:style-name="T5">return </text:span><text:span text:style-name="T6">k</text:span></text:p>
          </draw:text-box>
        </draw:frame>
        <draw:frame draw:style-name="gr2" draw:text-style-name="P4" draw:layer="layout" svg:width="1.397cm" svg:height="1.165cm" svg:x="1.127cm" svg:y="1cm">
          <draw:text-box>
            <text:p text:style-name="P3"><text:span text:style-name="T8">Fig</text:span></text:p>
          </draw:text-box>
        </draw:frame>
        <draw:frame draw:style-name="gr7" draw:text-style-name="P5" draw:layer="layout" svg:width="2.286cm" svg:height="1.165cm" svg:x="2.524cm" svg:y="1cm">
          <draw:text-box>
            <text:p text:style-name="P3"><text:span text:style-name="T9">A05</text:span></text:p>
          </draw:text-box>
        </draw:frame>
        <draw:frame draw:style-name="gr4" draw:text-style-name="P6" draw:layer="layout" svg:width="3.683cm" svg:height="1.775cm" svg:x="1.127cm" svg:y="2.165cm">
          <draw:text-box>
            <text:p text:style-name="P3"><text:span text:style-name="T10">Code written during session on 16 Sep 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" svg:font-family="'Office Code Pro'"/>
    <style:font-face style:name="Overpass Mono1" svg:font-family="'Overpass Mono'"/>
    <style:font-face style:name="Overpass Mono3" svg:font-family="'Overpass Mono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ffice Code Pro1" svg:font-family="'Office Code Pro'" style:font-pitch="variable"/>
    <style:font-face style:name="Overpass Mono" svg:font-family="'Overpass Mono'" style:font-pitch="variable"/>
    <style:font-face style:name="Liberation Sans2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2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09-18T10:23:22.914000000</dc:date>
    <meta:editing-duration>PT1H18S</meta:editing-duration>
    <meta:editing-cycles>10</meta:editing-cycles>
    <meta:generator>LibreOffice/5.1.5.2$Windows_x86 LibreOffice_project/7a864d8825610a8c07cfc3bc01dd4fce6a9447e5</meta:generator>
    <meta:document-statistic meta:object-count="13"/>
  </office:meta>
</office:document-meta>
</file>